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734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4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49651823854097" calcext:value-type="float">
            <text:p>0.001496518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874038593157898" calcext:value-type="float">
            <text:p>8.74038593157898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320196845982861" calcext:value-type="float">
            <text:p>0.000320196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23646230727576" calcext:value-type="float">
            <text:p>1.23646230727576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820524601467609" calcext:value-type="float">
            <text:p>0.000820524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603719003451897" calcext:value-type="float">
            <text:p>6.03719003451897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266582156906589" calcext:value-type="float">
            <text:p>0.000266582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574043919572541" calcext:value-type="float">
            <text:p>5.74043919572541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453397840382486" calcext:value-type="float">
            <text:p>0.000453397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0199220749482" calcext:value-type="float">
            <text:p>1.0199220749482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19428157453808" calcext:value-type="float">
            <text:p>0.000119428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608328340490628" calcext:value-type="float">
            <text:p>6.08328340490628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821863476259502" calcext:value-type="float">
            <text:p>0.000821863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00274770800214" calcext:value-type="float">
            <text:p>1.00274770800214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97052375699309" calcext:value-type="float">
            <text:p>0.000970523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950201103840985" calcext:value-type="float">
            <text:p>9.50201103840985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257894783607895" calcext:value-type="float">
            <text:p>0.000257894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838240079949819" calcext:value-type="float">
            <text:p>8.38240079949819E-012</text:p>
          </table:table-cell>
          <table:table-cell table:number-columns-repeated="3"/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Ave.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278783447239543" calcext:value-type="float">
            <text:p>0.000278783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05643530109317" calcext:value-type="float">
            <text:p>1.05643530109317E-011</text:p>
          </table:table-cell>
          <table:table-cell table:number-columns-repeated="3"/>
          <table:table-cell table:style-name="ce1" office:value-type="string" calcext:value-type="string">
            <text:p>F6</text:p>
          </table:table-cell>
          <table:table-cell table:formula="of:=AVERAGE([.B32:.B61])" office:value-type="float" office:value="0.109029754935204" calcext:value-type="float">
            <text:p>0.1090297549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353733794683482" calcext:value-type="float">
            <text:p>0.000353733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08636705239165" calcext:value-type="float">
            <text:p>1.08636705239165E-011</text:p>
          </table:table-cell>
          <table:table-cell table:number-columns-repeated="3"/>
          <table:table-cell table:style-name="ce1" office:value-type="string" calcext:value-type="string">
            <text:p>F7</text:p>
          </table:table-cell>
          <table:table-cell table:formula="of:=AVERAGE([.B1:.B30])" office:value-type="float" office:value="0.000594842200329043" calcext:value-type="float">
            <text:p>0.0005948422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998950725971334" calcext:value-type="float">
            <text:p>0.000998950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733442284476289" calcext:value-type="float">
            <text:p>7.33442284476289E-012</text:p>
          </table:table-cell>
          <table:table-cell table:number-columns-repeated="3"/>
          <table:table-cell table:style-name="ce1" office:value-type="string" calcext:value-type="string">
            <text:p>F8</text:p>
          </table:table-cell>
          <table:table-cell table:formula="of:=AVERAGE([.B63:.B92])" office:value-type="float" office:value="-4359.41038803023" calcext:value-type="float">
            <text:p>-4359.4103880302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340896197185616" calcext:value-type="float">
            <text:p>0.000340896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991238233286473" calcext:value-type="float">
            <text:p>9.91238233286473E-012</text:p>
          </table:table-cell>
          <table:table-cell table:number-columns-repeated="3"/>
          <table:table-cell table:style-name="ce1" office:value-type="string" calcext:value-type="string">
            <text:p>F16</text:p>
          </table:table-cell>
          <table:table-cell table:formula="of:=AVERAGE([.E1:.E30])" office:value-type="float" office:value="0.00000000000829169834329862" calcext:value-type="float">
            <text:p>8.29169834329862E-012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224957047323258" calcext:value-type="float">
            <text:p>2.24957047323258E-00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565035340267912" calcext:value-type="float">
            <text:p>5.65035340267912E-012</text:p>
          </table:table-cell>
          <table:table-cell table:number-columns-repeated="3"/>
          <table:table-cell table:style-name="ce1" office:value-type="string" calcext:value-type="string">
            <text:p>F19</text:p>
          </table:table-cell>
          <table:table-cell table:formula="of:=AVERAGE([.E32:.E61])" office:value-type="float" office:value="-5.50844633874658" calcext:value-type="float">
            <text:p>-5.5084463387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485809290231457" calcext:value-type="float">
            <text:p>0.000485809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958857791700205" calcext:value-type="float">
            <text:p>9.58857791700205E-012</text:p>
          </table:table-cell>
          <table:table-cell table:number-columns-repeated="3"/>
          <table:table-cell table:style-name="ce1" office:value-type="string" calcext:value-type="string">
            <text:p>F20</text:p>
          </table:table-cell>
          <table:table-cell table:formula="of:=AVERAGE([.E63:.E92])" office:value-type="float" office:value="-7.77899180378163" calcext:value-type="float">
            <text:p>-7.7789918038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729955220951789" calcext:value-type="float">
            <text:p>0.000729955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21196898601579" calcext:value-type="float">
            <text:p>1.21196898601579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66573162017344" calcext:value-type="float">
            <text:p>6.6573162017344E-00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861096994886905" calcext:value-type="float">
            <text:p>8.61096994886905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78433368333862" calcext:value-type="float">
            <text:p>0.001784333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773844385164876" calcext:value-type="float">
            <text:p>7.73844385164876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303285317606377" calcext:value-type="float">
            <text:p>0.000303285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649627638919748" calcext:value-type="float">
            <text:p>6.49627638919748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24315430462899" calcext:value-type="float">
            <text:p>0.001243154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541834646996783" calcext:value-type="float">
            <text:p>5.41834646996783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974824233536764" calcext:value-type="float">
            <text:p>0.000974824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805255493923175" calcext:value-type="float">
            <text:p>8.05255493923175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649063403262047" calcext:value-type="float">
            <text:p>0.000649063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18653258632294" calcext:value-type="float">
            <text:p>1.18653258632294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66353434474862" calcext:value-type="float">
            <text:p>0.001663534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489596426492854" calcext:value-type="float">
            <text:p>4.89596426492854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50113431130246" calcext:value-type="float">
            <text:p>0.000150113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792286621568282" calcext:value-type="float">
            <text:p>7.92286621568282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854805412720539" calcext:value-type="float">
            <text:p>0.000854805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763194827930087" calcext:value-type="float">
            <text:p>7.63194827930087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403963444064936" calcext:value-type="float">
            <text:p>0.000403963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651552088418151" calcext:value-type="float">
            <text:p>6.51552088418151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25044873424875" calcext:value-type="float">
            <text:p>0.000250448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575778614042338" calcext:value-type="float">
            <text:p>5.75778614042338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523907026667591" calcext:value-type="float">
            <text:p>0.00052390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10864368883493" calcext:value-type="float">
            <text:p>1.0864368883493E-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488903139130441" calcext:value-type="float">
            <text:p>4.88903139130441E-00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862471422800661" calcext:value-type="float">
            <text:p>8.62471422800661E-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90814959397066" calcext:value-type="float">
            <text:p>0.00019081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0.0000000000052453827415841" calcext:value-type="float">
            <text:p>5.2453827415841E-0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221089204774127" calcext:value-type="float">
            <text:p>0.000221089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13059414911143" calcext:value-type="float">
            <text:p>-8.1305941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753206469520211" calcext:value-type="float">
            <text:p>0.07532064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10871902900577" calcext:value-type="float">
            <text:p>-3.108719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587623202759011" calcext:value-type="float">
            <text:p>0.000587623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59676948559541" calcext:value-type="float">
            <text:p>-9.5967694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84642370974534" calcext:value-type="float">
            <text:p>0.0084642371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73941877212978" calcext:value-type="float">
            <text:p>-8.7394187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811115819346603" calcext:value-type="float">
            <text:p>0.000811115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47201263120209" calcext:value-type="float">
            <text:p>-6.4720126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446476105206175" calcext:value-type="float">
            <text:p>0.446476105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4.02868118010388" calcext:value-type="float">
            <text:p>-4.0286811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754658098232058" calcext:value-type="float">
            <text:p>7.54658098232058E-00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28345386070373" calcext:value-type="float">
            <text:p>-7.2834538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84598357071975" calcext:value-type="float">
            <text:p>0.0845983571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80978015228554" calcext:value-type="float">
            <text:p>-6.8097801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63581590708856" calcext:value-type="float">
            <text:p>0.000163581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2.16484891578253" calcext:value-type="float">
            <text:p>-2.1648489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621757843628086" calcext:value-type="float">
            <text:p>0.006217578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2.96559271466161" calcext:value-type="float">
            <text:p>-2.9655927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272018322708038" calcext:value-type="float">
            <text:p>0.027201832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017997205787" calcext:value-type="float">
            <text:p>-6.0179972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210838837410874" calcext:value-type="float">
            <text:p>0.210838837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27008790829375" calcext:value-type="float">
            <text:p>-3.2700879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42313893747173" calcext:value-type="float">
            <text:p>0.0001423139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2.68311905595259" calcext:value-type="float">
            <text:p>-2.683119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1.61946951131745" calcext:value-type="float">
            <text:p>1.619469511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10.6975248861638" calcext:value-type="float">
            <text:p>-10.6975248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10531230825998" calcext:value-type="float">
            <text:p>0.105312308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5.87465767409111" calcext:value-type="float">
            <text:p>-5.8746576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39591946014819" calcext:value-type="float">
            <text:p>0.003959194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5.987670464238" calcext:value-type="float">
            <text:p>-5.9876704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366970938058048" calcext:value-type="float">
            <text:p>0.036697093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1.82182881510002" calcext:value-type="float">
            <text:p>-1.8218288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340508603738717" calcext:value-type="float">
            <text:p>0.034050860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19639801887076" calcext:value-type="float">
            <text:p>-3.1963980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10984923516608" calcext:value-type="float">
            <text:p>0.011098492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05386714114906" calcext:value-type="float">
            <text:p>-7.0538671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445239258174164" calcext:value-type="float">
            <text:p>0.004452392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54553282180152" calcext:value-type="float">
            <text:p>-6.5455328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97208665194217" calcext:value-type="float">
            <text:p>0.001972086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80532821605671" calcext:value-type="float">
            <text:p>-7.8053282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847812478860418" calcext:value-type="float">
            <text:p>0.0847812479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59277950692795" calcext:value-type="float">
            <text:p>-6.5927795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55832360925603" calcext:value-type="float">
            <text:p>0.001558323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01194224204346" calcext:value-type="float">
            <text:p>-9.011942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14968245811014" calcext:value-type="float">
            <text:p>0.001149682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93752097607583" calcext:value-type="float">
            <text:p>-6.9375209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217590192239959" calcext:value-type="float">
            <text:p>0.217590192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36158856531638" calcext:value-type="float">
            <text:p>-3.3615885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86989317198985" calcext:value-type="float">
            <text:p>0.001869893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98477639002636" calcext:value-type="float">
            <text:p>-3.98477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27517410461231" calcext:value-type="float">
            <text:p>0.275174104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90409421602475" calcext:value-type="float">
            <text:p>-7.904094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777286269740813" calcext:value-type="float">
            <text:p>0.007772862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2.65099556488699" calcext:value-type="float">
            <text:p>-2.6509955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12313209035231" calcext:value-type="float">
            <text:p>0.0011231321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75022952594266" calcext:value-type="float">
            <text:p>-3.750229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74248538002293" calcext:value-type="float">
            <text:p>0.001742485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0.805580077066788" calcext:value-type="float">
            <text:p>-0.805580077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870.15510415265" calcext:value-type="float">
            <text:p>-3870.155104152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03458384064679" calcext:value-type="float">
            <text:p>-7.0345838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221.87156214061" calcext:value-type="float">
            <text:p>-4221.871562140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22337856100469" calcext:value-type="float">
            <text:p>-8.223378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247.52134046296" calcext:value-type="float">
            <text:p>-4247.52134046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16663292936449" calcext:value-type="float">
            <text:p>-8.1666329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942.16594642733" calcext:value-type="float">
            <text:p>-3942.165946427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7035802846232" calcext:value-type="float">
            <text:p>-9.703580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378.14545449426" calcext:value-type="float">
            <text:p>-6378.145454494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88670209318954" calcext:value-type="float">
            <text:p>-7.8867020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268.21895929764" calcext:value-type="float">
            <text:p>-4268.218959297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02490563042267" calcext:value-type="float">
            <text:p>-7.0249056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335.24161340463" calcext:value-type="float">
            <text:p>-3335.241613404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41429192130482" calcext:value-type="float">
            <text:p>-8.4142919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342.67508796629" calcext:value-type="float">
            <text:p>-3342.675087966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69737847271129" calcext:value-type="float">
            <text:p>-7.697378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720.86003081994" calcext:value-type="float">
            <text:p>-3720.8600308199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55926175221284" calcext:value-type="float">
            <text:p>-6.5592617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852.57989630782" calcext:value-type="float">
            <text:p>-3852.579896307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77039164013875" calcext:value-type="float">
            <text:p>-6.7703916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045.18527483396" calcext:value-type="float">
            <text:p>-7045.18527483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75794110324631" calcext:value-type="float">
            <text:p>-6.7579411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463.04114009678" calcext:value-type="float">
            <text:p>-3463.041140096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12.0101651922782" calcext:value-type="float">
            <text:p>-12.0101651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305.52824903012" calcext:value-type="float">
            <text:p>-4305.5282490301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14525055122808" calcext:value-type="float">
            <text:p>-9.1452505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709.56007277465" calcext:value-type="float">
            <text:p>-3709.560072774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82256730755567" calcext:value-type="float">
            <text:p>-9.8225673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666.07413251724" calcext:value-type="float">
            <text:p>-4666.0741325172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8923712251662" calcext:value-type="float">
            <text:p>-6.892371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921.09270668437" calcext:value-type="float">
            <text:p>-3921.092706684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3.84508268591038" calcext:value-type="float">
            <text:p>-3.8450826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399.85801939175" calcext:value-type="float">
            <text:p>-4399.858019391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93440693860219" calcext:value-type="float">
            <text:p>-7.9344069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783.24668487157" calcext:value-type="float">
            <text:p>-3783.246684871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79731688548328" calcext:value-type="float">
            <text:p>-6.7973168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695.07743372693" calcext:value-type="float">
            <text:p>-7695.0774337269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37619911429423" calcext:value-type="float">
            <text:p>-6.376199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177.15787716778" calcext:value-type="float">
            <text:p>-4177.1578771678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5.32815858608086" calcext:value-type="float">
            <text:p>-5.3281585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941.31281985637" calcext:value-type="float">
            <text:p>-3941.3128198564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11.0900472651117" calcext:value-type="float">
            <text:p>-11.0900472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715.69601908811" calcext:value-type="float">
            <text:p>-3715.6960190881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58972296988024" calcext:value-type="float">
            <text:p>-9.589722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009.63304359655" calcext:value-type="float">
            <text:p>-4009.633043596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96009525832502" calcext:value-type="float">
            <text:p>-6.9600952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653.86404624058" calcext:value-type="float">
            <text:p>-3653.8640462406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05503579758524" calcext:value-type="float">
            <text:p>-7.0550357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029.17200210495" calcext:value-type="float">
            <text:p>-4029.17200210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9.43219063286079" calcext:value-type="float">
            <text:p>-9.4321906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077.34685358027" calcext:value-type="float">
            <text:p>-4077.3468535803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7.73169114582018" calcext:value-type="float">
            <text:p>-7.7316911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944.50617305786" calcext:value-type="float">
            <text:p>-6944.5061730579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10565509217715" calcext:value-type="float">
            <text:p>-8.1056550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395.65266619451" calcext:value-type="float">
            <text:p>-4395.652666194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8.52143246296874" calcext:value-type="float">
            <text:p>-8.521432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116.98385442696" calcext:value-type="float">
            <text:p>-4116.983854427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6.97962267988629" calcext:value-type="float">
            <text:p>-6.9796226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552.88757619151" calcext:value-type="float">
            <text:p>-3552.8875761915</text:p>
          </table:table-cell>
          <table:table-cell/>
          <table:table-cell office:value-type="string" calcext:value-type="string">
            <text:p>Fitness de alpha:</text:p>
          </table:table-cell>
          <table:table-cell office:value-type="float" office:value="-5.51369409336912" calcext:value-type="float">
            <text:p>-5.5136940934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1882776632678" calcext:value-type="float">
            <text:p>-9.0188277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8251986364167" calcext:value-type="float">
            <text:p>-9.3825198636</text:p>
          </table:table-cell>
          <table:table-cell/>
          <table:table-cell table:formula="of:=AVERAGE([.B1:.B300])" office:value-type="float" office:value="-8.42838215720735" calcext:value-type="float">
            <text:p>-8.4283821572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8605832484998" calcext:value-type="float">
            <text:p>-7.9860583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2464333946731" calcext:value-type="float">
            <text:p>-8.724643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54554800850752" calcext:value-type="float">
            <text:p>-9.5455480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9234832549732" calcext:value-type="float">
            <text:p>-8.692348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1226855200833" calcext:value-type="float">
            <text:p>-8.61226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84710519381993" calcext:value-type="float">
            <text:p>-7.847105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8376642911898" calcext:value-type="float">
            <text:p>-9.4837664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91873610230797" calcext:value-type="float">
            <text:p>-5.918736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8404472616435" calcext:value-type="float">
            <text:p>-9.484044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6611661424563" calcext:value-type="float">
            <text:p>-9.3661166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0137834069067" calcext:value-type="float">
            <text:p>-10.013783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.28197219640859" calcext:value-type="float">
            <text:p>-1.2819721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0842925977754" calcext:value-type="float">
            <text:p>-8.608429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9542251752145" calcext:value-type="float">
            <text:p>-9.395422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63657801525323" calcext:value-type="float">
            <text:p>-9.636578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9244786926876" calcext:value-type="float">
            <text:p>-6.7924478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3627555023329" calcext:value-type="float">
            <text:p>-8.4362755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2066792034615" calcext:value-type="float">
            <text:p>-9.206679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06989913119389" calcext:value-type="float">
            <text:p>-7.069899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3676275575586" calcext:value-type="float">
            <text:p>-11.3676275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94655778544674" calcext:value-type="float">
            <text:p>-6.946557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5.3374041497142" calcext:value-type="float">
            <text:p>-15.3374041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5577903258665" calcext:value-type="float">
            <text:p>-10.5577903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9721552471531" calcext:value-type="float">
            <text:p>-7.6972155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3036285186434" calcext:value-type="float">
            <text:p>-11.3036285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00284925762321" calcext:value-type="float">
            <text:p>-7.0028492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6621102014136" calcext:value-type="float">
            <text:p>-11.662110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25991527926364" calcext:value-type="float">
            <text:p>-7.259915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7974997876034" calcext:value-type="float">
            <text:p>-8.6797499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4624628766311" calcext:value-type="float">
            <text:p>-10.4624628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74361377596267" calcext:value-type="float">
            <text:p>-9.74361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35893895139396" calcext:value-type="float">
            <text:p>-6.3589389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.9664848895212" calcext:value-type="float">
            <text:p>-3.9664848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0139203740929" calcext:value-type="float">
            <text:p>-10.013920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17919072494714" calcext:value-type="float">
            <text:p>-6.1791907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42943678702007" calcext:value-type="float">
            <text:p>-6.429436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5472618418754" calcext:value-type="float">
            <text:p>-11.5472618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80263582806474" calcext:value-type="float">
            <text:p>-7.8026358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831297253129" calcext:value-type="float">
            <text:p>-10.3831297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1975033528257" calcext:value-type="float">
            <text:p>-8.8197503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29155270499968" calcext:value-type="float">
            <text:p>-8.291552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7322360008949" calcext:value-type="float">
            <text:p>-8.1732236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4696333136459" calcext:value-type="float">
            <text:p>-11.469633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3504101951349" calcext:value-type="float">
            <text:p>-9.035041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98433168570315" calcext:value-type="float">
            <text:p>-5.9843316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6565814099475" calcext:value-type="float">
            <text:p>-8.665658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2914175243714" calcext:value-type="float">
            <text:p>-10.2914175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0313799343206" calcext:value-type="float">
            <text:p>-10.0313799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0092112093274" calcext:value-type="float">
            <text:p>-10.009211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.959380002017" calcext:value-type="float">
            <text:p>-1.9593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.90530177864182" calcext:value-type="float">
            <text:p>-1.9053017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37878777413945" calcext:value-type="float">
            <text:p>-7.3787877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9893027454502" calcext:value-type="float">
            <text:p>-8.4989302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4074673921929" calcext:value-type="float">
            <text:p>-6.8407467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7833421467438" calcext:value-type="float">
            <text:p>-12.7833421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2754934401421" calcext:value-type="float">
            <text:p>-9.027549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5104490837068" calcext:value-type="float">
            <text:p>-10.5104490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94599603651775" calcext:value-type="float">
            <text:p>-8.9459960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4319236079363" calcext:value-type="float">
            <text:p>-7.643192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2489808138377" calcext:value-type="float">
            <text:p>-9.1248980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1652021158866" calcext:value-type="float">
            <text:p>-11.165202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9658631310251" calcext:value-type="float">
            <text:p>-6.7965863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2924878747991" calcext:value-type="float">
            <text:p>-7.4292487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54466865624393" calcext:value-type="float">
            <text:p>-8.544668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87224476214587" calcext:value-type="float">
            <text:p>-5.8722447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.03758386193277" calcext:value-type="float">
            <text:p>-3.0375838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6877711736951" calcext:value-type="float">
            <text:p>-6.868777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10416923029707" calcext:value-type="float">
            <text:p>-5.1041692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60863495105203" calcext:value-type="float">
            <text:p>-6.608634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94773870345169" calcext:value-type="float">
            <text:p>-6.9477387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02895046289609" calcext:value-type="float">
            <text:p>-5.0289504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6687455973586" calcext:value-type="float">
            <text:p>-7.6668745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12455049333813" calcext:value-type="float">
            <text:p>-5.1245504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32725445102157" calcext:value-type="float">
            <text:p>-8.327254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6026123123107" calcext:value-type="float">
            <text:p>-8.160261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948437370929" calcext:value-type="float">
            <text:p>-8.7948437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8346012517717" calcext:value-type="float">
            <text:p>-10.8346012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9906419904295" calcext:value-type="float">
            <text:p>-6.79906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33403024725388" calcext:value-type="float">
            <text:p>-7.334030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51087937248894" calcext:value-type="float">
            <text:p>-5.5108793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2.74404096641886" calcext:value-type="float">
            <text:p>-2.744040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3685473046958" calcext:value-type="float">
            <text:p>-8.0368547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1908378018549" calcext:value-type="float">
            <text:p>-9.919083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0960796784483" calcext:value-type="float">
            <text:p>-8.7096079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95072928023999" calcext:value-type="float">
            <text:p>-8.9507292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5382335911833" calcext:value-type="float">
            <text:p>-8.453823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9110744572488" calcext:value-type="float">
            <text:p>-6.8911074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9280035825154" calcext:value-type="float">
            <text:p>-9.1928003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3561124088983" calcext:value-type="float">
            <text:p>-8.035611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7288724974771" calcext:value-type="float">
            <text:p>-11.7288724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33998878097087" calcext:value-type="float">
            <text:p>-5.339988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0665211498821" calcext:value-type="float">
            <text:p>-11.066521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35564547913223" calcext:value-type="float">
            <text:p>-8.355645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0972174339338" calcext:value-type="float">
            <text:p>-11.097217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3226151359012" calcext:value-type="float">
            <text:p>-8.732261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281317585128" calcext:value-type="float">
            <text:p>-10.3281317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6269651069975" calcext:value-type="float">
            <text:p>-8.1626965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07699689218338" calcext:value-type="float">
            <text:p>-7.0769968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6746201050318" calcext:value-type="float">
            <text:p>-9.67462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38199859840495" calcext:value-type="float">
            <text:p>-6.381998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4051758434854" calcext:value-type="float">
            <text:p>-6.8405175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3.2746215221402" calcext:value-type="float">
            <text:p>-13.2746215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37442328472815" calcext:value-type="float">
            <text:p>-6.3744232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2870623042756" calcext:value-type="float">
            <text:p>-10.287062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33805209840517" calcext:value-type="float">
            <text:p>-8.3380520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509263215083" calcext:value-type="float">
            <text:p>-6.750926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197373269322" calcext:value-type="float">
            <text:p>-8.6197373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4149661493496" calcext:value-type="float">
            <text:p>-9.041496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24205286748253" calcext:value-type="float">
            <text:p>-8.242052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7669563314766" calcext:value-type="float">
            <text:p>-7.7669563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59143899814863" calcext:value-type="float">
            <text:p>-8.591438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32528392411669" calcext:value-type="float">
            <text:p>-7.3252839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56448036825726" calcext:value-type="float">
            <text:p>-7.5644803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1388989655315" calcext:value-type="float">
            <text:p>-10.13889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3764054959302" calcext:value-type="float">
            <text:p>-7.437640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1277006489069" calcext:value-type="float">
            <text:p>-9.012770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929034408372" calcext:value-type="float">
            <text:p>-9.992903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2120401509105" calcext:value-type="float">
            <text:p>-8.821204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28817480624436" calcext:value-type="float">
            <text:p>-7.2881748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1087917058275" calcext:value-type="float">
            <text:p>-9.910879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61420104188899" calcext:value-type="float">
            <text:p>-9.6142010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26125773375887" calcext:value-type="float">
            <text:p>-7.2612577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2366319111379" calcext:value-type="float">
            <text:p>-7.2366319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5485593284638" calcext:value-type="float">
            <text:p>-8.854855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.49341635856603" calcext:value-type="float">
            <text:p>-4.4934163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9182266085012" calcext:value-type="float">
            <text:p>-8.8918226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68695262759509" calcext:value-type="float">
            <text:p>-9.686952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56680392330779" calcext:value-type="float">
            <text:p>-6.5668039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4491111112897" calcext:value-type="float">
            <text:p>-8.6449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92456557635261" calcext:value-type="float">
            <text:p>-8.9245655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7108068721268" calcext:value-type="float">
            <text:p>-10.7108068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3990313526685" calcext:value-type="float">
            <text:p>-9.0399031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5328727699344" calcext:value-type="float">
            <text:p>-8.453287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2517110201925" calcext:value-type="float">
            <text:p>-10.251711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9735290661568" calcext:value-type="float">
            <text:p>-7.997352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8356418504812" calcext:value-type="float">
            <text:p>-8.08356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0281813840626" calcext:value-type="float">
            <text:p>-9.402818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7956036804869" calcext:value-type="float">
            <text:p>-8.179560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7614504890693" calcext:value-type="float">
            <text:p>-10.7614504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54105711750016" calcext:value-type="float">
            <text:p>-8.541057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77632065739329" calcext:value-type="float">
            <text:p>-7.776320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8755303165555" calcext:value-type="float">
            <text:p>-12.875530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4964361644806" calcext:value-type="float">
            <text:p>-11.496436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07327133529401" calcext:value-type="float">
            <text:p>-6.0732713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0178233841216" calcext:value-type="float">
            <text:p>-8.6017823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66316612731183" calcext:value-type="float">
            <text:p>-6.6631661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5079661723071" calcext:value-type="float">
            <text:p>-12.5079661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5099516212391" calcext:value-type="float">
            <text:p>-7.650995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66253235954087" calcext:value-type="float">
            <text:p>-6.662532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7042348938904" calcext:value-type="float">
            <text:p>-9.0704234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6963445596273" calcext:value-type="float">
            <text:p>-9.46963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995788874991" calcext:value-type="float">
            <text:p>-8.0995788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52073055334541" calcext:value-type="float">
            <text:p>-9.5207305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87956028106105" calcext:value-type="float">
            <text:p>-9.8795602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52025140299709" calcext:value-type="float">
            <text:p>-7.520251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4049900704002" calcext:value-type="float">
            <text:p>-7.440499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5463692745959" calcext:value-type="float">
            <text:p>-9.9546369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58388163830034" calcext:value-type="float">
            <text:p>-9.5838816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2674158156366" calcext:value-type="float">
            <text:p>-9.126741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3496959879131" calcext:value-type="float">
            <text:p>-9.1349695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7777400483611" calcext:value-type="float">
            <text:p>-8.777774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14144590014" calcext:value-type="float">
            <text:p>-7.6141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1814237701171" calcext:value-type="float">
            <text:p>-8.11814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1211982504792" calcext:value-type="float">
            <text:p>-10.121198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626846955772" calcext:value-type="float">
            <text:p>-8.462684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4562836755783" calcext:value-type="float">
            <text:p>-9.3456283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2739542520252" calcext:value-type="float">
            <text:p>-6.8273954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6677529928337" calcext:value-type="float">
            <text:p>-11.6677529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69197509531821" calcext:value-type="float">
            <text:p>-9.691975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3086968936407" calcext:value-type="float">
            <text:p>-9.4308696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0907716746196" calcext:value-type="float">
            <text:p>-12.0907716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5851254248793" calcext:value-type="float">
            <text:p>-10.5851254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691243530915" calcext:value-type="float">
            <text:p>-7.469124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47610416222151" calcext:value-type="float">
            <text:p>-6.4761041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6105011376154" calcext:value-type="float">
            <text:p>-10.610501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6430453401714" calcext:value-type="float">
            <text:p>-8.86430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959882448599" calcext:value-type="float">
            <text:p>-8.895988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8354788475121" calcext:value-type="float">
            <text:p>-5.8354788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34269776109591" calcext:value-type="float">
            <text:p>-8.3426977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2844931842143" calcext:value-type="float">
            <text:p>-9.1284493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4457249760393" calcext:value-type="float">
            <text:p>-6.7445724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77824252315319" calcext:value-type="float">
            <text:p>-9.7782425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90314373425428" calcext:value-type="float">
            <text:p>-6.903143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29904907786257" calcext:value-type="float">
            <text:p>-5.299049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8915162218813" calcext:value-type="float">
            <text:p>-8.6891516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0883437667317" calcext:value-type="float">
            <text:p>-8.4088343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0424696291082" calcext:value-type="float">
            <text:p>-9.3042469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76990880785" calcext:value-type="float">
            <text:p>-10.3769908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479172460988" calcext:value-type="float">
            <text:p>-8.047917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5049950126908" calcext:value-type="float">
            <text:p>-8.850499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2731636095112" calcext:value-type="float">
            <text:p>-10.273163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94032642629993" calcext:value-type="float">
            <text:p>-5.9403264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6808221747488" calcext:value-type="float">
            <text:p>-7.468082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.92233960356053" calcext:value-type="float">
            <text:p>-4.9223396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258517034599" calcext:value-type="float">
            <text:p>-10.3258517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55949251954067" calcext:value-type="float">
            <text:p>-7.559492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2754229404958" calcext:value-type="float">
            <text:p>-9.2754229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3197097709926" calcext:value-type="float">
            <text:p>-8.0319709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6890150145527" calcext:value-type="float">
            <text:p>-7.468901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091724317597" calcext:value-type="float">
            <text:p>-10.3091724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07351518985524" calcext:value-type="float">
            <text:p>-6.0735151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476385898624" calcext:value-type="float">
            <text:p>-6.8476385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.82722931442751" calcext:value-type="float">
            <text:p>-4.827229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24058121354796" calcext:value-type="float">
            <text:p>-8.2405812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84603075814272" calcext:value-type="float">
            <text:p>-7.8460307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7958055583853" calcext:value-type="float">
            <text:p>-8.8795805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294723141201" calcext:value-type="float">
            <text:p>-8.629472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1835187989942" calcext:value-type="float">
            <text:p>-7.9183518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4524361770856" calcext:value-type="float">
            <text:p>-9.1452436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8360455681554" calcext:value-type="float">
            <text:p>-10.8360455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5150594779548" calcext:value-type="float">
            <text:p>-10.515059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04817684483452" calcext:value-type="float">
            <text:p>-7.0481768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84783306849726" calcext:value-type="float">
            <text:p>-7.847833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3221240055243" calcext:value-type="float">
            <text:p>-12.322124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54977368550951" calcext:value-type="float">
            <text:p>-9.5497736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.35862942012981" calcext:value-type="float">
            <text:p>-3.3586294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6423811777587" calcext:value-type="float">
            <text:p>-9.9642381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5953653811633" calcext:value-type="float">
            <text:p>-9.459536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82570935638555" calcext:value-type="float">
            <text:p>-7.825709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76406406234758" calcext:value-type="float">
            <text:p>-9.764064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75848359256471" calcext:value-type="float">
            <text:p>-8.7584835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33980226682576" calcext:value-type="float">
            <text:p>-7.3398022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831811868995" calcext:value-type="float">
            <text:p>-9.983181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4658512634361" calcext:value-type="float">
            <text:p>-8.8465851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3622933747192" calcext:value-type="float">
            <text:p>-7.9362293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71101535219774" calcext:value-type="float">
            <text:p>-7.7110153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7961811581434" calcext:value-type="float">
            <text:p>-9.1796181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181805882085" calcext:value-type="float">
            <text:p>-6.81818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3344265072039" calcext:value-type="float">
            <text:p>-7.6334426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56036915883367" calcext:value-type="float">
            <text:p>-8.560369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2809861150344" calcext:value-type="float">
            <text:p>-10.28098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204562736484" calcext:value-type="float">
            <text:p>-9.1204562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1885973694133" calcext:value-type="float">
            <text:p>-8.4188597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7108207862741" calcext:value-type="float">
            <text:p>-11.710820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1378114335707" calcext:value-type="float">
            <text:p>-9.137811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55009912670751" calcext:value-type="float">
            <text:p>-6.550099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57872083242165" calcext:value-type="float">
            <text:p>-6.5787208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49432479180401" calcext:value-type="float">
            <text:p>-8.4943247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3702088859038" calcext:value-type="float">
            <text:p>-9.9370208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6275683752966" calcext:value-type="float">
            <text:p>-9.962756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63232301112561" calcext:value-type="float">
            <text:p>-5.632323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0675587479295" calcext:value-type="float">
            <text:p>-7.6067558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30640617233782" calcext:value-type="float">
            <text:p>-6.3064061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0421347273549" calcext:value-type="float">
            <text:p>-10.042134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4829477672669" calcext:value-type="float">
            <text:p>-8.048294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.41183131939184" calcext:value-type="float">
            <text:p>-4.4118313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9555743029125" calcext:value-type="float">
            <text:p>-11.955574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6367580702866" calcext:value-type="float">
            <text:p>-10.6367580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3711519419358" calcext:value-type="float">
            <text:p>-11.3711519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1958710498463" calcext:value-type="float">
            <text:p>-6.1958710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0220292454341" calcext:value-type="float">
            <text:p>-7.4022029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9464010054837" calcext:value-type="float">
            <text:p>-9.094640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647968283036" calcext:value-type="float">
            <text:p>-8.8647968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5303361270197" calcext:value-type="float">
            <text:p>-9.9530336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2165267321617" calcext:value-type="float">
            <text:p>-9.0216526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567258195239" calcext:value-type="float">
            <text:p>-9.956725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.22322468490121" calcext:value-type="float">
            <text:p>-4.2232246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2146749592833" calcext:value-type="float">
            <text:p>-7.921467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95794355994792" calcext:value-type="float">
            <text:p>-5.9579435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04213711704962" calcext:value-type="float">
            <text:p>-7.042137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04017870486352" calcext:value-type="float">
            <text:p>-8.040178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42912142645658" calcext:value-type="float">
            <text:p>-7.4291214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360369273899" calcext:value-type="float">
            <text:p>-10.3360369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94837411436841" calcext:value-type="float">
            <text:p>-9.9483741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58756086908994" calcext:value-type="float">
            <text:p>-9.5875608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9594988527493" calcext:value-type="float">
            <text:p>-11.9594988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84705929506334" calcext:value-type="float">
            <text:p>-9.8470592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35359973393961" calcext:value-type="float">
            <text:p>-7.353599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62717415158815" calcext:value-type="float">
            <text:p>-6.6271741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.62028337390895" calcext:value-type="float">
            <text:p>-3.6202833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2.36164847558212" calcext:value-type="float">
            <text:p>-2.3616484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60277324880475" calcext:value-type="float">
            <text:p>-7.602773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48348194890814" calcext:value-type="float">
            <text:p>-6.4834819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1988001024762" calcext:value-type="float">
            <text:p>-11.198800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31512103407201" calcext:value-type="float">
            <text:p>-9.315121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2053253583334" calcext:value-type="float">
            <text:p>-8.6205325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7259197611052" calcext:value-type="float">
            <text:p>-8.872591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79041855831992" calcext:value-type="float">
            <text:p>-9.7904185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82957918602453" calcext:value-type="float">
            <text:p>-8.829579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2.8005061586192" calcext:value-type="float">
            <text:p>-12.800506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2004693127463" calcext:value-type="float">
            <text:p>-9.4200469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17067620356369" calcext:value-type="float">
            <text:p>-7.1706762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4972850937017" calcext:value-type="float">
            <text:p>-9.4972850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0.3996512130874" calcext:value-type="float">
            <text:p>-10.3996512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09871293838709" calcext:value-type="float">
            <text:p>-9.0987129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12557964798606" calcext:value-type="float">
            <text:p>-8.125579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5731499918622" calcext:value-type="float">
            <text:p>-8.573149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61667724971084" calcext:value-type="float">
            <text:p>-8.616677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7485872734746" calcext:value-type="float">
            <text:p>-7.974858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50269307589659" calcext:value-type="float">
            <text:p>-7.5026930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9.29503423365552" calcext:value-type="float">
            <text:p>-9.2950342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.69028231992631" calcext:value-type="float">
            <text:p>-5.690282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52374649354239" calcext:value-type="float">
            <text:p>-7.5237464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70392288199661" calcext:value-type="float">
            <text:p>-6.70392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.24646620294138" calcext:value-type="float">
            <text:p>-8.246466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.84515829440948" calcext:value-type="float">
            <text:p>-6.8451582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11.7091126357764" calcext:value-type="float">
            <text:p>-11.709112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.90594361594518" calcext:value-type="float">
            <text:p>-7.9059436159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225.284477 <text:s/>-92.642048 <text:s/>-374.235791 <text:s/>-204.827069 <text:s/>-331.918017 <text:s/>84.613685 <text:s/>123.789487 <text:s/>197.869306 <text:s/>-222.828727 <text:s/>-14.233115 <text:s/>-207.655343 <text:s/>-341.597368 <text:s/>-147.104509 <text:s/>-208.843602 <text:s/>-350.018606 <text:s/>-474.834559 <text:s/>-70.684482 <text:s/>-96.283101 <text:s/>-201.452624 <text:s/>-301.235056 <text:s/>-122.156474 <text:s/>-218.725847 <text:s/>-339.989541 <text:s/>-202.706443 <text:s/>-22.546695 <text:s/>-65.542383 <text:s/>-281.887834 <text:s/>-227.075714 <text:s/>-148.742744 <text:s/>-137.79711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306.31802715748" calcext:value-type="float">
            <text:p>-3306.3180271575</text:p>
          </table:table-cell>
        </table:table-row>
        <table:table-row table:style-name="ro1">
          <table:table-cell office:value-type="string" calcext:value-type="string">
            <text:p><text:s/>28.480944 <text:s/>86.660216 <text:s/>139.717359 <text:s/>22.774909 <text:s/>-227.724833 <text:s/>-208.006524 <text:s/>-87.054291 <text:s/>-25.390061 <text:s/>6.158927 <text:s/>-70.715376 <text:s/>145.038294 <text:s/>66.109483 <text:s/>404.475400 <text:s/>196.751104 <text:s/>94.222342 <text:s/>335.147906 <text:s/>-361.994177 <text:s/>-94.829249 <text:s/>-87.931482 <text:s/>193.425895 <text:s/>-239.654951 <text:s/>41.932508 <text:s/>-356.685110 <text:s/>25.656055 <text:s/>-198.132684 <text:s/>30.797885 <text:s/>-16.925967 <text:s/>76.110344 <text:s/>32.612110 <text:s/>-155.04105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974.32696024772" calcext:value-type="float">
            <text:p>-4974.3269602477</text:p>
          </table:table-cell>
        </table:table-row>
        <table:table-row table:style-name="ro1">
          <table:table-cell office:value-type="string" calcext:value-type="string">
            <text:p><text:s/>28.731898 <text:s/>20.958660 <text:s/>-36.469384 <text:s/>-46.891746 <text:s/>-82.638376 <text:s/>-111.241797 <text:s/>-38.268352 <text:s/>57.597862 <text:s/>85.071178 <text:s/>9.515766 <text:s/>90.665431 <text:s/>127.429030 <text:s/>-130.121966 <text:s/>-370.991399 <text:s/>104.993035 <text:s/>155.890318 <text:s/>-46.965030 <text:s/>96.140354 <text:s/>3.613073 <text:s/>-86.419697 <text:s/>196.862211 <text:s/>-79.741933 <text:s/>62.548642 <text:s/>103.924275 <text:s/>26.697112 <text:s/>-15.622375 <text:s/>-26.544960 <text:s/>293.995813 <text:s/>-194.960702 <text:s/>28.86147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286.84558879803" calcext:value-type="float">
            <text:p>-3286.845588798</text:p>
          </table:table-cell>
        </table:table-row>
        <table:table-row table:style-name="ro1">
          <table:table-cell office:value-type="string" calcext:value-type="string">
            <text:p><text:s/>357.653648 <text:s/>495.261775 <text:s/>202.638151 <text:s/>392.709166 <text:s/>-17.411400 <text:s/>118.261891 <text:s/>187.109472 <text:s/>241.726328 <text:s/>116.856811 <text:s/>55.096019 <text:s/>195.072197 <text:s/>267.955744 <text:s/>309.547663 <text:s/>-258.903587 <text:s/>325.698038 <text:s/>349.349275 <text:s/>159.176346 <text:s/>201.563512 <text:s/>201.956276 <text:s/>204.845343 <text:s/>247.698481 <text:s/>25.890805 <text:s/>128.056243 <text:s/>-92.745563 <text:s/>310.961329 <text:s/>170.758494 <text:s/>154.921872 <text:s/>259.637068 <text:s/>217.393184 <text:s/>94.06837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739.93519086829" calcext:value-type="float">
            <text:p>-3739.9351908683</text:p>
          </table:table-cell>
        </table:table-row>
        <table:table-row table:style-name="ro1">
          <table:table-cell office:value-type="string" calcext:value-type="string">
            <text:p><text:s/>238.259810 <text:s/>53.260985 <text:s/>237.449600 <text:s/>193.328539 <text:s/>200.401368 <text:s/>311.801326 <text:s/>283.313764 <text:s/>342.121100 <text:s/>272.647477 <text:s/>218.098375 <text:s/>104.587146 <text:s/>22.137712 <text:s/>399.247650 <text:s/>321.058073 <text:s/>-40.592301 <text:s/>293.263419 <text:s/>3.930367 <text:s/>195.953900 <text:s/>223.412406 <text:s/>450.060712 <text:s/>52.087407 <text:s/>316.845898 <text:s/>331.499515 <text:s/>389.365797 <text:s/>304.211735 <text:s/>385.399573 <text:s/>316.864066 <text:s/>386.010805 <text:s/>297.094856 <text:s/>91.46238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886.59832775417" calcext:value-type="float">
            <text:p>-3886.5983277542</text:p>
          </table:table-cell>
        </table:table-row>
        <table:table-row table:style-name="ro1">
          <table:table-cell office:value-type="string" calcext:value-type="string">
            <text:p><text:s/>98.142664 <text:s/>10.463180 <text:s/>191.002979 <text:s/>-168.632192 <text:s/>26.668479 <text:s/>108.551405 <text:s/>49.108266 <text:s/>147.789849 <text:s/>101.983666 <text:s/>231.527255 <text:s/>-96.473641 <text:s/>180.303010 <text:s/>18.173432 <text:s/>-210.007694 <text:s/>77.797378 <text:s/>38.380848 <text:s/>-252.092659 <text:s/>48.148249 <text:s/>6.949781 <text:s/>50.482348 <text:s/>-28.579033 <text:s/>-5.187418 <text:s/>111.932793 <text:s/>39.068537 <text:s/>11.692033 <text:s/>-34.356470 <text:s/>30.958476 <text:s/>-223.496330 <text:s/>-122.007444 <text:s/>-99.146163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252.80762485069" calcext:value-type="float">
            <text:p>-3252.8076248507</text:p>
          </table:table-cell>
        </table:table-row>
        <table:table-row table:style-name="ro1">
          <table:table-cell office:value-type="string" calcext:value-type="string">
            <text:p><text:s/>245.923845 <text:s/>319.304727 <text:s/>443.638616 <text:s/>62.105737 <text:s/>248.715290 <text:s/>243.757305 <text:s/>346.608397 <text:s/>-203.312948 <text:s/>401.504272 <text:s/>205.727647 <text:s/>418.562341 <text:s/>173.196760 <text:s/>160.139012 <text:s/>438.910104 <text:s/>309.273514 <text:s/>143.918203 <text:s/>399.136398 <text:s/>378.283728 <text:s/>342.739047 <text:s/>176.996530 <text:s/>-9.685498 <text:s/>325.850029 <text:s/>349.809776 <text:s/>94.685441 <text:s/>298.069592 <text:s/>442.571212 <text:s/>237.426031 <text:s/>15.758293 <text:s/>211.600688 <text:s/>46.272199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131.074005867" calcext:value-type="float">
            <text:p>-5131.074005867</text:p>
          </table:table-cell>
        </table:table-row>
        <table:table-row table:style-name="ro1">
          <table:table-cell office:value-type="string" calcext:value-type="string">
            <text:p><text:s/>308.974121 <text:s/>-5.712615 <text:s/>255.723521 <text:s/>298.586277 <text:s/>176.601160 <text:s/>263.108892 <text:s/>320.924817 <text:s/>346.805533 <text:s/>84.874348 <text:s/>325.179961 <text:s/>162.134103 <text:s/>246.069853 <text:s/>384.966603 <text:s/>315.556486 <text:s/>448.930360 <text:s/>471.249718 <text:s/>467.970845 <text:s/>444.759049 <text:s/>-134.524285 <text:s/>465.993464 <text:s/>299.314641 <text:s/>476.067400 <text:s/>300.612738 <text:s/>-62.648492 <text:s/>286.967862 <text:s/>315.277823 <text:s/>355.042423 <text:s/>239.263533 <text:s/>208.375415 <text:s/>263.63464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443.86878392743" calcext:value-type="float">
            <text:p>-4443.8687839274</text:p>
          </table:table-cell>
        </table:table-row>
        <table:table-row table:style-name="ro1">
          <table:table-cell office:value-type="string" calcext:value-type="string">
            <text:p><text:s/>330.388528 <text:s/>-16.456575 <text:s/>226.175707 <text:s/>372.786970 <text:s/>306.959814 <text:s/>347.404122 <text:s/>258.739752 <text:s/>417.479667 <text:s/>469.360486 <text:s/>441.441855 <text:s/>399.883136 <text:s/>394.637764 <text:s/>189.251256 <text:s/>258.344997 <text:s/>214.153607 <text:s/>229.968568 <text:s/>464.221404 <text:s/>110.860455 <text:s/>474.394996 <text:s/>420.877310 <text:s/>353.449571 <text:s/>303.495936 <text:s/>180.046972 <text:s/>361.255273 <text:s/>426.500841 <text:s/>174.768941 <text:s/>212.639310 <text:s/>238.163389 <text:s/>141.865403 <text:s/>318.212218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332.93810804417" calcext:value-type="float">
            <text:p>-4332.9381080442</text:p>
          </table:table-cell>
        </table:table-row>
        <table:table-row table:style-name="ro1">
          <table:table-cell office:value-type="string" calcext:value-type="string">
            <text:p><text:s/>-183.968775 <text:s/>110.561905 <text:s/>-198.480691 <text:s/>88.546689 <text:s/>-124.003238 <text:s/>-73.503435 <text:s/>-151.815477 <text:s/>-25.268228 <text:s/>97.588928 <text:s/>-234.438496 <text:s/>-65.160288 <text:s/>181.611735 <text:s/>-137.277805 <text:s/>-155.311084 <text:s/>-64.222059 <text:s/>-208.281454 <text:s/>-30.737062 <text:s/>-140.319877 <text:s/>-76.691864 <text:s/>323.753821 <text:s/>-36.327161 <text:s/>234.735514 <text:s/>11.493586 <text:s/>-87.961357 <text:s/>259.626562 <text:s/>-102.394373 <text:s/>-437.719113 <text:s/>256.915165 <text:s/>-38.462404 <text:s/>98.57508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132.37860729753" calcext:value-type="float">
            <text:p>-4132.3786072975</text:p>
          </table:table-cell>
        </table:table-row>
        <table:table-row table:style-name="ro1">
          <table:table-cell office:value-type="string" calcext:value-type="string">
            <text:p><text:s/>-313.933893 <text:s/>-59.419189 <text:s/>-294.731957 <text:s/>-108.459348 <text:s/>-484.292729 <text:s/>-366.650588 <text:s/>-408.073540 <text:s/>-307.206973 <text:s/>-379.390193 <text:s/>-429.379470 <text:s/>-338.840371 <text:s/>-413.147698 <text:s/>-485.392135 <text:s/>-353.862134 <text:s/>-471.983574 <text:s/>-344.884099 <text:s/>-343.558646 <text:s/>-320.898307 <text:s/>-455.471829 <text:s/>-320.796482 <text:s/>-398.367954 <text:s/>-376.609503 <text:s/>-266.042220 <text:s/>-313.170807 <text:s/>-234.456631 <text:s/>-212.126183 <text:s/>-241.297577 <text:s/>-153.172672 <text:s/>-390.024677 <text:s/>-478.466161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652.9282084017" calcext:value-type="float">
            <text:p>-6652.9282084017</text:p>
          </table:table-cell>
        </table:table-row>
        <table:table-row table:style-name="ro1">
          <table:table-cell office:value-type="string" calcext:value-type="string">
            <text:p><text:s/>-42.994036 <text:s/>-375.420596 <text:s/>-77.262857 <text:s/>212.983954 <text:s/>39.992330 <text:s/>326.827502 <text:s/>72.641689 <text:s/>458.937801 <text:s/>-43.024371 <text:s/>227.154727 <text:s/>364.105727 <text:s/>-22.358649 <text:s/>206.289637 <text:s/>180.388057 <text:s/>325.113517 <text:s/>85.914428 <text:s/>-55.402119 <text:s/>-94.213542 <text:s/>-94.239312 <text:s/>115.194107 <text:s/>-2.160929 <text:s/>417.279521 <text:s/>36.191302 <text:s/>178.447837 <text:s/>-415.200371 <text:s/>481.845799 <text:s/>125.286510 <text:s/>254.708863 <text:s/>32.784426 <text:s/>-30.59359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551.12025248978" calcext:value-type="float">
            <text:p>-3551.1202524898</text:p>
          </table:table-cell>
        </table:table-row>
        <table:table-row table:style-name="ro1">
          <table:table-cell office:value-type="string" calcext:value-type="string">
            <text:p><text:s/>-136.758035 <text:s/>-310.749299 <text:s/>-174.766922 <text:s/>-350.998478 <text:s/>-340.771173 <text:s/>-144.455203 <text:s/>-230.137208 <text:s/>-287.880429 <text:s/>-310.829353 <text:s/>-237.208949 <text:s/>-314.917653 <text:s/>318.726649 <text:s/>64.982211 <text:s/>-122.445579 <text:s/>-61.335637 <text:s/>-123.737653 <text:s/>-368.136968 <text:s/>-194.101797 <text:s/>-420.504905 <text:s/>-189.427184 <text:s/>-248.886936 <text:s/>-257.246714 <text:s/>-242.788196 <text:s/>-58.999365 <text:s/>-139.981267 <text:s/>-433.716788 <text:s/>-163.929987 <text:s/>-145.241469 <text:s/>123.003450 <text:s/>-125.86261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522.06197556835" calcext:value-type="float">
            <text:p>-4522.0619755684</text:p>
          </table:table-cell>
        </table:table-row>
        <table:table-row table:style-name="ro1">
          <table:table-cell office:value-type="string" calcext:value-type="string">
            <text:p><text:s/>-401.863591 <text:s/>-103.506805 <text:s/>-288.666069 <text:s/>-43.394090 <text:s/>-444.003664 <text:s/>-270.350024 <text:s/>-32.759116 <text:s/>-69.441294 <text:s/>-364.302616 <text:s/>-428.810676 <text:s/>-183.744975 <text:s/>-226.343905 <text:s/>-129.901116 <text:s/>-189.336067 <text:s/>-226.674903 <text:s/>-472.625599 <text:s/>-108.872464 <text:s/>-419.045667 <text:s/>-239.844838 <text:s/>-171.454579 <text:s/>-136.813821 <text:s/>-98.793313 <text:s/>-261.264092 <text:s/>-206.614343 <text:s/>-284.041909 <text:s/>-295.150157 <text:s/>-378.367349 <text:s/>-127.774528 <text:s/>-90.887948 <text:s/>-236.14099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569.30838217139" calcext:value-type="float">
            <text:p>-4569.3083821714</text:p>
          </table:table-cell>
        </table:table-row>
        <table:table-row table:style-name="ro1">
          <table:table-cell office:value-type="string" calcext:value-type="string">
            <text:p><text:s/>-234.472262 <text:s/>116.643874 <text:s/>264.565912 <text:s/>207.983291 <text:s/>158.643881 <text:s/>-11.884051 <text:s/>92.905441 <text:s/>43.295689 <text:s/>188.642514 <text:s/>413.587185 <text:s/>102.305016 <text:s/>-64.976591 <text:s/>-159.315401 <text:s/>-85.478160 <text:s/>-225.233419 <text:s/>-2.830462 <text:s/>90.807745 <text:s/>22.102439 <text:s/>474.613135 <text:s/>181.719957 <text:s/>492.362432 <text:s/>69.707037 <text:s/>325.029416 <text:s/>369.396315 <text:s/>223.287186 <text:s/>-74.540234 <text:s/>-144.102413 <text:s/>26.652075 <text:s/>-49.264923 <text:s/>125.290221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560.74980803123" calcext:value-type="float">
            <text:p>-4560.7498080312</text:p>
          </table:table-cell>
        </table:table-row>
        <table:table-row table:style-name="ro1">
          <table:table-cell office:value-type="string" calcext:value-type="string">
            <text:p><text:s/>-132.166942 <text:s/>57.767999 <text:s/>-163.836194 <text:s/>-181.451197 <text:s/>-22.863883 <text:s/>4.347130 <text:s/>-206.926071 <text:s/>-110.999632 <text:s/>65.403254 <text:s/>-147.417577 <text:s/>65.938766 <text:s/>46.813188 <text:s/>-156.549449 <text:s/>415.866972 <text:s/>348.711170 <text:s/>-100.699468 <text:s/>-286.292771 <text:s/>249.742929 <text:s/>-25.006766 <text:s/>226.201431 <text:s/>-18.436892 <text:s/>-124.138039 <text:s/>-124.210635 <text:s/>-53.717561 <text:s/>41.559518 <text:s/>-63.639421 <text:s/>-7.036685 <text:s/>-37.673547 <text:s/>-7.470366 <text:s/>50.447702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458.9896759516" calcext:value-type="float">
            <text:p>-3458.9896759516</text:p>
          </table:table-cell>
        </table:table-row>
        <table:table-row table:style-name="ro1">
          <table:table-cell office:value-type="string" calcext:value-type="string">
            <text:p><text:s/>-373.377645 <text:s/>-314.272061 <text:s/>-397.295909 <text:s/>-476.457823 <text:s/>-162.656342 <text:s/>-400.326987 <text:s/>-328.292704 <text:s/>-426.409724 <text:s/>-95.623325 <text:s/>-494.623972 <text:s/>-303.749992 <text:s/>-138.513222 <text:s/>-38.609670 <text:s/>-239.493950 <text:s/>-315.762209 <text:s/>-422.898273 <text:s/>-44.810962 <text:s/>-464.096336 <text:s/>-400.121980 <text:s/>-418.446225 <text:s/>-435.143179 <text:s/>-481.041654 <text:s/>-467.505345 <text:s/>-361.472282 <text:s/>-251.432155 <text:s/>-472.895289 <text:s/>-488.345653 <text:s/>-135.904953 <text:s/>-361.747361 <text:s/>-333.966161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7121.06073416195" calcext:value-type="float">
            <text:p>-7121.060734162</text:p>
          </table:table-cell>
        </table:table-row>
        <table:table-row table:style-name="ro1">
          <table:table-cell office:value-type="string" calcext:value-type="string">
            <text:p><text:s/>164.413315 <text:s/>-209.989783 <text:s/>292.585756 <text:s/>165.599187 <text:s/>297.272839 <text:s/>150.029787 <text:s/>368.030754 <text:s/>245.417072 <text:s/>-46.636638 <text:s/>262.000601 <text:s/>377.076500 <text:s/>348.605297 <text:s/>25.450075 <text:s/>242.797906 <text:s/>454.382192 <text:s/>408.503472 <text:s/>345.632096 <text:s/>191.807904 <text:s/>327.155637 <text:s/>361.718169 <text:s/>400.747997 <text:s/>240.372038 <text:s/>218.202668 <text:s/>37.472934 <text:s/>45.976100 <text:s/>381.904968 <text:s/>285.691096 <text:s/>426.416550 <text:s/>341.258874 <text:s/>117.221309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970.01412637671" calcext:value-type="float">
            <text:p>-4970.0141263767</text:p>
          </table:table-cell>
        </table:table-row>
        <table:table-row table:style-name="ro1">
          <table:table-cell office:value-type="string" calcext:value-type="string">
            <text:p><text:s/>-210.935521 <text:s/>-410.725229 <text:s/>-178.204546 <text:s/>-177.607751 <text:s/>-228.659793 <text:s/>-235.698272 <text:s/>-262.934466 <text:s/>109.771014 <text:s/>-469.193616 <text:s/>-424.784869 <text:s/>-423.533138 <text:s/>-298.766943 <text:s/>-157.159332 <text:s/>-226.549577 <text:s/>-408.983254 <text:s/>-309.541120 <text:s/>-365.625510 <text:s/>-471.189430 <text:s/>-305.186267 <text:s/>-126.146311 <text:s/>-91.588160 <text:s/>-65.952000 <text:s/>-174.538097 <text:s/>-450.674655 <text:s/>-335.163757 <text:s/>-294.899975 <text:s/>-186.552819 <text:s/>-256.585786 <text:s/>-349.779831 <text:s/>-318.448791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097.69798642184" calcext:value-type="float">
            <text:p>-4097.6979864219</text:p>
          </table:table-cell>
        </table:table-row>
        <table:table-row table:style-name="ro1">
          <table:table-cell office:value-type="string" calcext:value-type="string">
            <text:p><text:s/>232.481445 <text:s/>127.466731 <text:s/>-33.897256 <text:s/>489.785189 <text:s/>152.003520 <text:s/>253.083893 <text:s/>211.232228 <text:s/>234.417362 <text:s/>-103.670143 <text:s/>252.663143 <text:s/>117.504257 <text:s/>262.145337 <text:s/>199.617869 <text:s/>353.655421 <text:s/>192.844836 <text:s/>420.190179 <text:s/>357.626411 <text:s/>314.753266 <text:s/>7.239909 <text:s/>222.431155 <text:s/>297.753128 <text:s/>469.524384 <text:s/>389.071770 <text:s/>354.315308 <text:s/>266.521056 <text:s/>268.065649 <text:s/>331.090818 <text:s/>-83.446790 <text:s/>323.864726 <text:s/>132.735723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632.83987452078" calcext:value-type="float">
            <text:p>-3632.8398745208</text:p>
          </table:table-cell>
        </table:table-row>
        <table:table-row table:style-name="ro1">
          <table:table-cell office:value-type="string" calcext:value-type="string">
            <text:p><text:s/>-227.366577 <text:s/>-418.332193 <text:s/>-174.794786 <text:s/>-110.137484 <text:s/>-111.618365 <text:s/>117.793274 <text:s/>-302.923400 <text:s/>-435.403758 <text:s/>-404.673306 <text:s/>11.031757 <text:s/>126.796439 <text:s/>-240.342197 <text:s/>-210.537690 <text:s/>98.445426 <text:s/>-192.327757 <text:s/>-391.240748 <text:s/>-396.898256 <text:s/>-313.034176 <text:s/>-220.023135 <text:s/>-65.918542 <text:s/>-331.321237 <text:s/>119.345778 <text:s/>-85.156325 <text:s/>-19.977578 <text:s/>60.532252 <text:s/>62.694339 <text:s/>-179.260571 <text:s/>-258.503071 <text:s/>-202.505768 <text:s/>-234.921753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3874.71100536966" calcext:value-type="float">
            <text:p>-3874.7110053697</text:p>
          </table:table-cell>
        </table:table-row>
        <table:table-row table:style-name="ro1">
          <table:table-cell office:value-type="string" calcext:value-type="string">
            <text:p><text:s/>337.114100 <text:s/>270.544168 <text:s/>257.802356 <text:s/>285.146461 <text:s/>350.922864 <text:s/>148.738757 <text:s/>236.919694 <text:s/>286.696970 <text:s/>286.362744 <text:s/>389.748620 <text:s/>238.936752 <text:s/>275.363024 <text:s/>330.224197 <text:s/>330.036907 <text:s/>335.340828 <text:s/>441.526233 <text:s/>490.051792 <text:s/>449.872331 <text:s/>371.690543 <text:s/>105.161753 <text:s/>123.560157 <text:s/>190.833485 <text:s/>238.879406 <text:s/>360.633586 <text:s/>268.067372 <text:s/>285.811954 <text:s/>-8.157981 <text:s/>389.347593 <text:s/>68.554894 <text:s/>455.320938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039.16447526013" calcext:value-type="float">
            <text:p>-4039.1644752601</text:p>
          </table:table-cell>
        </table:table-row>
        <table:table-row table:style-name="ro1">
          <table:table-cell office:value-type="string" calcext:value-type="string">
            <text:p><text:s/>84.874995 <text:s/>13.773263 <text:s/>-135.453202 <text:s/>119.644384 <text:s/>-77.673176 <text:s/>-324.931443 <text:s/>-156.698737 <text:s/>45.322396 <text:s/>-200.768390 <text:s/>-126.215078 <text:s/>-150.741750 <text:s/>-186.725359 <text:s/>-265.663473 <text:s/>-133.426047 <text:s/>330.458951 <text:s/>-90.872507 <text:s/>210.678462 <text:s/>-87.329765 <text:s/>-118.707297 <text:s/>-8.748621 <text:s/>-73.696565 <text:s/>55.036703 <text:s/>276.515546 <text:s/>-55.527894 <text:s/>-218.504936 <text:s/>380.723143 <text:s/>-323.363282 <text:s/>-154.026415 <text:s/>201.331601 <text:s/>-230.182808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192.72280007949" calcext:value-type="float">
            <text:p>-4192.7228000795</text:p>
          </table:table-cell>
        </table:table-row>
        <table:table-row table:style-name="ro1">
          <table:table-cell office:value-type="string" calcext:value-type="string">
            <text:p><text:s/>-273.565544 <text:s/>-339.283563 <text:s/>-439.275176 <text:s/>-350.278557 <text:s/>-98.539328 <text:s/>-333.912801 <text:s/>-228.554871 <text:s/>-460.375144 <text:s/>-417.274696 <text:s/>-435.888699 <text:s/>-463.312932 <text:s/>-185.552098 <text:s/>-260.543871 <text:s/>-331.996993 <text:s/>-314.986054 <text:s/>-269.184690 <text:s/>-229.246228 <text:s/>-361.471331 <text:s/>-372.456182 <text:s/>-210.952822 <text:s/>104.668009 <text:s/>-343.032769 <text:s/>-195.221725 <text:s/>-459.188803 <text:s/>-281.714572 <text:s/>-113.123168 <text:s/>-444.056690 <text:s/>-310.709489 <text:s/>-82.324372 <text:s/>-233.953827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214.6415262754" calcext:value-type="float">
            <text:p>-6214.6415262754</text:p>
          </table:table-cell>
        </table:table-row>
        <table:table-row table:style-name="ro1">
          <table:table-cell office:value-type="string" calcext:value-type="string">
            <text:p><text:s/>95.912380 <text:s/>193.091168 <text:s/>44.571836 <text:s/>-229.714140 <text:s/>424.413694 <text:s/>136.156674 <text:s/>72.460656 <text:s/>28.426277 <text:s/>146.920505 <text:s/>209.737501 <text:s/>461.732610 <text:s/>232.190762 <text:s/>461.457800 <text:s/>387.900245 <text:s/>35.807235 <text:s/>139.403961 <text:s/>-116.341148 <text:s/>365.192990 <text:s/>213.761956 <text:s/>188.798936 <text:s/>256.678806 <text:s/>491.014651 <text:s/>-163.626002 <text:s/>235.778561 <text:s/>225.638848 <text:s/>146.955123 <text:s/>-223.854887 <text:s/>404.638088 <text:s/>260.331940 <text:s/>242.800916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561.39337223017" calcext:value-type="float">
            <text:p>-4561.3933722302</text:p>
          </table:table-cell>
        </table:table-row>
        <table:table-row table:style-name="ro1">
          <table:table-cell office:value-type="string" calcext:value-type="string">
            <text:p><text:s/>-94.450720 <text:s/>56.242598 <text:s/>-119.698167 <text:s/>-13.639206 <text:s/>129.842757 <text:s/>-31.671741 <text:s/>-219.925893 <text:s/>50.214137 <text:s/>311.342050 <text:s/>-380.481849 <text:s/>156.020415 <text:s/>113.893382 <text:s/>316.772592 <text:s/>-212.079984 <text:s/>13.338262 <text:s/>-41.405695 <text:s/>-137.323180 <text:s/>46.599447 <text:s/>-97.421150 <text:s/>-138.621442 <text:s/>0.872360 <text:s/>-46.346190 <text:s/>-35.867524 <text:s/>42.978123 <text:s/>155.961890 <text:s/>-44.441492 <text:s/>-119.627353 <text:s/>-229.988001 <text:s/>14.108879 <text:s/>-185.786851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577.81508328863" calcext:value-type="float">
            <text:p>-4577.8150832886</text:p>
          </table:table-cell>
        </table:table-row>
        <table:table-row table:style-name="ro1">
          <table:table-cell office:value-type="string" calcext:value-type="string">
            <text:p><text:s/>-399.828032 <text:s/>-442.056046 <text:s/>-251.545339 <text:s/>-456.820432 <text:s/>-463.169824 <text:s/>-229.217364 <text:s/>-348.094338 <text:s/>-468.165788 <text:s/>-349.997842 <text:s/>-270.238269 <text:s/>-424.452731 <text:s/>-395.380917 <text:s/>-467.676025 <text:s/>-302.004392 <text:s/>-314.808532 <text:s/>-104.835270 <text:s/>-427.690018 <text:s/>-335.762470 <text:s/>-388.176742 <text:s/>-309.962148 <text:s/>-426.340377 <text:s/>-148.176138 <text:s/>-443.128783 <text:s/>-391.237952 <text:s/>-289.014965 <text:s/>-458.685682 <text:s/>-333.766799 <text:s/>-347.583138 <text:s/>-34.712594 <text:s/>-439.75659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5261.62234607624" calcext:value-type="float">
            <text:p>-5261.6223460762</text:p>
          </table:table-cell>
        </table:table-row>
        <table:table-row table:style-name="ro1">
          <table:table-cell office:value-type="string" calcext:value-type="string">
            <text:p><text:s/>224.969711 <text:s/>74.606378 <text:s/>171.458812 <text:s/>278.149349 <text:s/>350.526239 <text:s/>20.648321 <text:s/>318.978130 <text:s/>231.034619 <text:s/>175.748493 <text:s/>340.628721 <text:s/>209.995826 <text:s/>284.785574 <text:s/>431.062821 <text:s/>-378.279107 <text:s/>277.613382 <text:s/>71.549409 <text:s/>390.396497 <text:s/>454.533234 <text:s/>156.311917 <text:s/>350.604468 <text:s/>158.408183 <text:s/>58.698767 <text:s/>102.812161 <text:s/>380.932865 <text:s/>267.903035 <text:s/>279.234813 <text:s/>315.968255 <text:s/>-167.926886 <text:s/>382.523139 <text:s/>363.587438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4490.92862819751" calcext:value-type="float">
            <text:p>-4490.9286281975</text:p>
          </table:table-cell>
        </table:table-row>
        <table:table-row table:style-name="ro1">
          <table:table-cell office:value-type="string" calcext:value-type="string">
            <text:p><text:s/>-340.462531 <text:s/>-356.831246 <text:s/>-456.648164 <text:s/>-403.821009 <text:s/>-244.130354 <text:s/>-146.320232 <text:s/>-350.569582 <text:s/>-214.860777 <text:s/>-368.481990 <text:s/>-431.256263 <text:s/>-376.687732 <text:s/>-382.466373 <text:s/>-423.524989 <text:s/>-382.654451 <text:s/>-488.865952 <text:s/>-376.877708 <text:s/>-311.279166 <text:s/>-434.403725 <text:s/>-325.257020 <text:s/>-262.085774 <text:s/>-232.807983 <text:s/>-27.916915 <text:s/>-153.759907 <text:s/>-233.501104 <text:s/>-380.582325 <text:s/>-443.649281 <text:s/>-424.911410 <text:s/>-440.793779 <text:s/>-342.037750 <text:s/>-386.628444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8193.21053405302" calcext:value-type="float">
            <text:p>-8193.210534053</text:p>
          </table:table-cell>
        </table:table-row>
        <table:table-row table:style-name="ro1">
          <table:table-cell office:value-type="string" calcext:value-type="string">
            <text:p><text:s/>-309.719896 <text:s/>-388.045143 <text:s/>-316.239994 <text:s/>-491.850141 <text:s/>-383.952331 <text:s/>-291.036530 <text:s/>-338.082768 <text:s/>-305.299208 <text:s/>50.289598 <text:s/>-362.810271 <text:s/>-439.737111 <text:s/>-406.424321 <text:s/>-386.966261 <text:s/>-250.511009 <text:s/>-323.460763 <text:s/>-407.129520 <text:s/>-390.956915 <text:s/>-132.292831 <text:s/>-485.426280 <text:s/>-455.794836 <text:s/>-295.350148 <text:s/>-281.397114 <text:s/>-485.369303 <text:s/>-391.490721 <text:s/>-471.072885 <text:s/>-36.071198 <text:s/>-336.657223 <text:s/>-293.673604 <text:s/>-184.543118 <text:s/>-358.768855 </text:p>
          </table:table-cell>
          <table:table-cell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-6340.21930709965" calcext:value-type="float">
            <text:p>-6340.2193070997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194940068946112" calcext:value-type="float">
            <text:p>0.000019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274183086376658" calcext:value-type="float">
            <text:p>2.74183086376658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491799031693819" calcext:value-type="float">
            <text:p>4.91799031693819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625016004765807" calcext:value-type="float">
            <text:p>6.25016004765807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063175480748063" calcext:value-type="float">
            <text:p>6.3175480748063E-005</text:p>
          </table:table-cell>
          <table:table-cell table:number-columns-repeated="5"/>
          <table:table-cell table:style-name="ce1" office:value-type="string" calcext:value-type="string">
            <text:p>F6</text:p>
          </table:table-cell>
          <table:table-cell table:formula="of:=AVERAGE([.B1:.B29])" office:value-type="float" office:value="0.337628850894506" calcext:value-type="float">
            <text:p>0.3376288509</text:p>
          </table:table-cell>
          <table:table-cell office:value-type="float" office:value="0.0000194940068946112" calcext:value-type="float">
            <text:p>0.000019494</text:p>
          </table:table-cell>
          <table:table-cell office:value-type="string" calcext:value-type="string">
            <text:p><text:s/>8.381269 <text:s/>3.707405 <text:s/>10.843554 <text:s/>0.578339 <text:s/>7.290955 <text:s text:c="3"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146368871096899" calcext:value-type="float">
            <text:p>0.0001463689</text:p>
          </table:table-cell>
          <table:table-cell table:number-columns-repeated="8"/>
          <table:table-cell office:value-type="string" calcext:value-type="string">
            <text:p>-24.323606 <text:s/>8.245638 <text:s/>6.927393 <text:s/>0.656658 <text:s/>-5.746665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462949826029417" calcext:value-type="float">
            <text:p>0.0004629498</text:p>
          </table:table-cell>
          <table:table-cell table:number-columns-repeated="8"/>
          <table:table-cell office:value-type="string" calcext:value-type="string">
            <text:p><text:s/>16.425967 <text:s/>11.071979 <text:s/>4.255917 <text:s/>-20.838805 1.295536 <text:s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596811629083862" calcext:value-type="float">
            <text:p>0.0005968116</text:p>
          </table:table-cell>
          <table:table-cell table:number-columns-repeated="8"/>
          <table:table-cell office:value-type="string" calcext:value-type="string">
            <text:p>-14.475975 <text:s/>-18.591997 <text:s/>6.311830 <text:s/>-6.555813 <text:s/>-5.433794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901390304099266" calcext:value-type="float">
            <text:p>0.0009013903</text:p>
          </table:table-cell>
          <table:table-cell table:number-columns-repeated="8"/>
          <table:table-cell office:value-type="string" calcext:value-type="string">
            <text:p>1.852196 <text:s/>-15.596625 <text:s/>-3.431330 <text:s/>-4.031626 <text:s/>-32.727101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0957977666904467" calcext:value-type="float">
            <text:p>0.0009579777</text:p>
          </table:table-cell>
          <table:table-cell table:number-columns-repeated="8"/>
          <table:table-cell office:value-type="string" calcext:value-type="string">
            <text:p><text:s/>-2.329735 <text:s/>4.078220 <text:s/>-3.152511 <text:s/>-27.855092 <text:s/>-0.420401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184919844832169" calcext:value-type="float">
            <text:p>0.0018491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257358587727401" calcext:value-type="float">
            <text:p>0.0025735859</text:p>
          </table:table-cell>
          <table:table-cell table:number-columns-repeated="5"/>
          <table:table-cell table:style-name="ce1" office:value-type="string" calcext:value-type="string">
            <text:p>F7</text:p>
          </table:table-cell>
          <table:table-cell table:formula="of:=AVERAGE([.B31:.B60])" office:value-type="float" office:value="0.00054464644894175" calcext:value-type="float">
            <text:p>0.0005446464</text:p>
          </table:table-cell>
          <table:table-cell office:value-type="float" office:value="0.0000745746237253924" calcext:value-type="float">
            <text:p>7.45746237253924E-005</text:p>
          </table:table-cell>
          <table:table-cell office:value-type="string" calcext:value-type="string">
            <text:p><text:s/>0.018756 <text:s/>-0.003236 <text:s/>0.050302 <text:s/>0.028909 <text:s/>0.017967 <text:s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364950170517812" calcext:value-type="float">
            <text:p>0.0036495017</text:p>
          </table:table-cell>
          <table:table-cell table:number-columns-repeated="8"/>
          <table:table-cell office:value-type="string" calcext:value-type="string">
            <text:p>0.044919 <text:s/>0.016314 <text:s/>-0.100202 <text:s/>0.040095 <text:s/>-0.026490 <text:s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0411312814417204" calcext:value-type="float">
            <text:p>0.0041131281</text:p>
          </table:table-cell>
          <table:table-cell table:number-columns-repeated="8"/>
          <table:table-cell office:value-type="string" calcext:value-type="string">
            <text:p>0.028063 <text:s/>0.006284 <text:s/>0.016638 <text:s/>0.006573 <text:s/>0.008551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05206117949169" calcext:value-type="float">
            <text:p>0.0105206118</text:p>
          </table:table-cell>
          <table:table-cell table:number-columns-repeated="8"/>
          <table:table-cell office:value-type="string" calcext:value-type="string">
            <text:p><text:s/>-0.020385 <text:s/>0.002678 0.039033 <text:s/>-0.002408 <text:s/>0.030021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13282772545838" calcext:value-type="float">
            <text:p>0.0113282773</text:p>
          </table:table-cell>
          <table:table-cell table:number-columns-repeated="8"/>
          <table:table-cell office:value-type="string" calcext:value-type="string">
            <text:p><text:s/>0.063148 <text:s/>0.010389 <text:s/>-0.025300 <text:s/>0.052236 <text:s/>0.006183 <text:s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4641094504081" calcext:value-type="float">
            <text:p>0.0146410945</text:p>
          </table:table-cell>
          <table:table-cell table:number-columns-repeated="8"/>
          <table:table-cell office:value-type="string" calcext:value-type="string">
            <text:p>-0.026081 <text:s/>-0.055276 <text:s/>-0.006199 <text:s/>0.048295 <text:s/>0.009457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50733504524337" calcext:value-type="float">
            <text:p>0.0150733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175569908252336" calcext:value-type="float">
            <text:p>0.0175569908</text:p>
          </table:table-cell>
          <table:table-cell table:number-columns-repeated="5"/>
          <table:table-cell table:style-name="ce1" office:value-type="string" calcext:value-type="string">
            <text:p>F8</text:p>
          </table:table-cell>
          <table:table-cell table:formula="of:=AVERAGE([.B62:.B91])" office:value-type="float" office:value="-4645.67637756126" calcext:value-type="float">
            <text:p>-4645.6763775613</text:p>
          </table:table-cell>
          <table:table-cell office:value-type="float" office:value="-8193.21053405302" calcext:value-type="float">
            <text:p>-8193.210534053</text:p>
          </table:table-cell>
          <table:table-cell office:value-type="string" calcext:value-type="string">
            <text:p><text:s/>-340.462531 <text:s/>-356.831246 <text:s/>-456.648164 <text:s/>-403.821009 <text:s/>-244.130354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328743234276937" calcext:value-type="float">
            <text:p>0.0328743234</text:p>
          </table:table-cell>
          <table:table-cell table:number-columns-repeated="8"/>
          <table:table-cell table:style-name="ce2" office:value-type="string" calcext:value-type="string">
            <text:p><text:s/>-146.320232 <text:s/>-350.569582 <text:s/>-214.860777 <text:s/>-368.481990 <text:s/>-431.256263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415597586041481" calcext:value-type="float">
            <text:p>0.0415597586</text:p>
          </table:table-cell>
          <table:table-cell table:number-columns-repeated="8"/>
          <table:table-cell table:style-name="ce2" office:value-type="string" calcext:value-type="string">
            <text:p><text:s/>-376.687732 <text:s/>-382.466373 <text:s/>-423.524989 <text:s/>-382.654451 <text:s/>-488.865952 <text:s/>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43004880870972" calcext:value-type="float">
            <text:p>0.0430048809</text:p>
          </table:table-cell>
          <table:table-cell table:number-columns-repeated="8"/>
          <table:table-cell table:style-name="ce2" office:value-type="string" calcext:value-type="string">
            <text:p><text:s/>-376.877708 <text:s/>-311.279166 <text:s/>-434.403725 <text:s/>-325.25702 <text:s/>-262.085774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0685967594483618" calcext:value-type="float">
            <text:p>0.0685967594</text:p>
          </table:table-cell>
          <table:table-cell table:number-columns-repeated="8"/>
          <table:table-cell office:value-type="string" calcext:value-type="string">
            <text:p><text:s/>-232.807983 <text:s/>-27.916915 <text:s/>-153.759907 <text:s/>-233.501104 <text:s/>-380.582325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12558885525894" calcext:value-type="float">
            <text:p>0.1255888553</text:p>
          </table:table-cell>
          <table:table-cell table:number-columns-repeated="8"/>
          <table:table-cell office:value-type="string" calcext:value-type="string">
            <text:p><text:s/>-443.649281 <text:s/>-424.911410 <text:s/>-440.793779 <text:s/>-342.037750 <text:s/>-386.628444 </text:p>
          </table:table-cell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24835142505546" calcext:value-type="float">
            <text:p>0.2483514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297341650705804" calcext:value-type="float">
            <text:p>0.2973416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546011632483928" calcext:value-type="float">
            <text:p>0.5460116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0.548522189413952" calcext:value-type="float">
            <text:p>0.54852218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 de alpha:</text:p>
          </table:table-cell>
          <table:table-cell office:value-type="float" office:value="7.75479219406807" calcext:value-type="float">
            <text:p>7.754792194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.0000745746237253924" calcext:value-type="float">
            <text:p>7.45746237253924E-0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0748860919635464" calcext:value-type="float">
            <text:p>7.48860919635464E-0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137995636748589" calcext:value-type="float">
            <text:p>0.00013799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145361924118373" calcext:value-type="float">
            <text:p>0.00014536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148591807851127" calcext:value-type="float">
            <text:p>0.00014859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153027206415604" calcext:value-type="float">
            <text:p>0.00015302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268652997802326" calcext:value-type="float">
            <text:p>0.0002686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0285416259688" calcext:value-type="float">
            <text:p>0.0003028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20772956088298" calcext:value-type="float">
            <text:p>0.0003207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29384768709094" calcext:value-type="float">
            <text:p>0.00032938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49936006566498" calcext:value-type="float">
            <text:p>0.0003499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54928766964964" calcext:value-type="float">
            <text:p>0.00035492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73731539053259" calcext:value-type="float">
            <text:p>0.00037373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97236327294143" calcext:value-type="float">
            <text:p>0.00039723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406808824132424" calcext:value-type="float">
            <text:p>0.0004068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435375852796877" calcext:value-type="float">
            <text:p>0.0004353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436983469645427" calcext:value-type="float">
            <text:p>0.00043698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461765155811862" calcext:value-type="float">
            <text:p>0.00046176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480525459934818" calcext:value-type="float">
            <text:p>0.00048052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51476339240567" calcext:value-type="float">
            <text:p>0.00051476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532589072119227" calcext:value-type="float">
            <text:p>0.00053258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549393425307921" calcext:value-type="float">
            <text:p>0.00054939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605458094054346" calcext:value-type="float">
            <text:p>0.00060545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698879696941762" calcext:value-type="float">
            <text:p>0.00069887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855140306054921" calcext:value-type="float">
            <text:p>0.00085514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900432271169788" calcext:value-type="float">
            <text:p>0.00090043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104068872977014" calcext:value-type="float">
            <text:p>0.00104068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105134465907852" calcext:value-type="float">
            <text:p>0.00105134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1862521966729" calcext:value-type="float">
            <text:p>0.0018625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207478827640169" calcext:value-type="float">
            <text:p>0.002074788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-8193.21053405302" calcext:value-type="float">
            <text:p>-8193.2105340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-7121.06073416195" calcext:value-type="float">
            <text:p>-7121.0607341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6652.9282084017" calcext:value-type="float">
            <text:p>-6652.92820840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6340.21930709965" calcext:value-type="float">
            <text:p>-6340.21930709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6214.6415262754" calcext:value-type="float">
            <text:p>-6214.64152627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5261.62234607624" calcext:value-type="float">
            <text:p>-5261.62234607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5131.074005867" calcext:value-type="float">
            <text:p>-5131.0740058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974.32696024772" calcext:value-type="float">
            <text:p>-4974.32696024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970.01412637671" calcext:value-type="float">
            <text:p>-4970.01412637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577.81508328863" calcext:value-type="float">
            <text:p>-4577.81508328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569.30838217139" calcext:value-type="float">
            <text:p>-4569.30838217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561.39337223017" calcext:value-type="float">
            <text:p>-4561.39337223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560.74980803123" calcext:value-type="float">
            <text:p>-4560.74980803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522.06197556835" calcext:value-type="float">
            <text:p>-4522.06197556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490.92862819751" calcext:value-type="float">
            <text:p>-4490.9286281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443.86878392743" calcext:value-type="float">
            <text:p>-4443.86878392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332.93810804417" calcext:value-type="float">
            <text:p>-4332.93810804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192.72280007949" calcext:value-type="float">
            <text:p>-4192.72280007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132.37860729753" calcext:value-type="float">
            <text:p>-4132.3786072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097.69798642184" calcext:value-type="float">
            <text:p>-4097.6979864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039.16447526013" calcext:value-type="float">
            <text:p>-4039.16447526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886.59832775417" calcext:value-type="float">
            <text:p>-3886.5983277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874.71100536966" calcext:value-type="float">
            <text:p>-3874.71100536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739.93519086829" calcext:value-type="float">
            <text:p>-3739.93519086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632.83987452078" calcext:value-type="float">
            <text:p>-3632.83987452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551.12025248978" calcext:value-type="float">
            <text:p>-3551.12025248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458.9896759516" calcext:value-type="float">
            <text:p>-3458.98967595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306.31802715748" calcext:value-type="float">
            <text:p>-3306.31802715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286.84558879803" calcext:value-type="float">
            <text:p>-3286.8455887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252.80762485069" calcext:value-type="float">
            <text:p>-3252.8076248507</text:p>
          </table:table-cell>
          <table:table-cell table:number-columns-repeated="9"/>
        </table:table-row>
      </table:table>
      <table:named-expressions/>
      <table:database-ranges>
        <table:database-range table:name="__Anonymous_Sheet_DB__3" table:target-range-address="Sheet4.B62:Sheet4.B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5:30:54.73557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1:20:30.453099756</meta:creation-date>
    <dc:date>2014-09-10T19:19:28.208355891</dc:date>
    <meta:editing-duration>PT17M54S</meta:editing-duration>
    <meta:editing-cycles>3</meta:editing-cycles>
    <meta:generator>LibreOffice/4.2.6.3$Linux_x86 LibreOffice_project/420m0$Build-3</meta:generator>
    <meta:print-date>2014-09-10T18:32:05.400387629</meta:print-date>
    <meta:document-statistic meta:table-count="4" meta:cell-count="1210" meta:object-count="0"/>
  </office:meta>
</office:document-meta>
</file>